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Garuda" svg:font-family="Garuda" style:font-pitch="variable"/>
    <style:font-face style:name="Manjari" svg:font-family="Manj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729fcf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81d41a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729fcf" draw:marker-start-width="0.322cm" draw:marker-end="Arrowheads_20_3" draw:marker-end-width="0.4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729fcf" draw:marker-start-width="0.322cm" draw:marker-end="Arrowheads_20_2" draw:marker-end-width="0.422cm" draw:fill="none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81d4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999999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5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end"/>
      <style:text-properties style:font-name="Manjari" fo:language="zxx" fo:country="none" fo:font-weight="bold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fo:text-align="end"/>
      <style:text-properties style:font-name="Manjari" fo:language="zxx" fo:country="none" fo:font-weight="bold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999999" loext:opacity="100%" style:font-name="Garuda" fo:font-size="14pt"/>
    </style:style>
    <style:style style:name="P6" style:family="paragraph">
      <loext:graphic-properties draw:fill="none" draw:fill-color="#ffffff"/>
      <style:text-properties fo:color="#999999" loext:opacity="100%" style:font-name="Garuda" fo:font-size="14pt"/>
    </style:style>
    <style:style style:name="P7" style:family="paragraph">
      <style:text-properties fo:color="#b2b2b2" loext:opacity="100%" style:font-name="Garuda" fo:font-size="14pt"/>
    </style:style>
    <style:style style:name="P8" style:family="paragraph">
      <loext:graphic-properties draw:fill="none" draw:fill-color="#ffffff"/>
      <style:text-properties fo:color="#b2b2b2" loext:opacity="100%" style:font-name="Garuda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6.48cm" svg:x2="11.16cm" svg:y2="11.877cm">
          <text:p/>
        </draw:line>
        <draw:line draw:style-name="gr2" draw:text-style-name="P1" draw:layer="layout" svg:x1="13.065cm" svg:y1="11.795cm" svg:x2="13.065cm" svg:y2="17.192cm">
          <text:p/>
        </draw:line>
        <draw:line draw:style-name="gr3" draw:text-style-name="P1" draw:layer="layout" svg:x1="11.16cm" svg:y1="11.795cm" svg:x2="11.16cm" svg:y2="17.192cm">
          <text:p/>
        </draw:line>
        <draw:line draw:style-name="gr2" draw:text-style-name="P1" draw:layer="layout" svg:x1="12.12cm" svg:y1="11.795cm" svg:x2="12.12cm" svg:y2="17.192cm">
          <text:p/>
        </draw:line>
        <draw:line draw:style-name="gr2" draw:text-style-name="P1" draw:layer="layout" svg:x1="14.02cm" svg:y1="11.795cm" svg:x2="14.02cm" svg:y2="17.192cm">
          <text:p/>
        </draw:line>
        <draw:line draw:style-name="gr4" draw:text-style-name="P1" draw:layer="layout" svg:x1="11.16cm" svg:y1="17.127cm" svg:x2="11.16cm" svg:y2="22.524cm">
          <text:p/>
        </draw:line>
        <draw:line draw:style-name="gr5" draw:text-style-name="P1" draw:layer="layout" svg:x1="11.16cm" svg:y1="11.795cm" svg:x2="14.017cm" svg:y2="11.795cm">
          <text:p/>
        </draw:line>
        <draw:line draw:style-name="gr6" draw:text-style-name="P1" draw:layer="layout" svg:x1="9.89cm" svg:y1="17.192cm" svg:x2="14.97cm" svg:y2="17.192cm">
          <text:p/>
        </draw:line>
        <draw:frame draw:style-name="gr7" draw:text-style-name="P3" draw:layer="layout" svg:width="6.032cm" svg:height="1.27cm" svg:x="4.81cm" svg:y="7.667cm">
          <draw:text-box>
            <text:p text:style-name="P2">Región secuencial</text:p>
          </draw:text-box>
        </draw:frame>
        <draw:frame draw:style-name="gr7" draw:text-style-name="P3" draw:layer="layout" svg:width="6.032cm" svg:height="1.27cm" svg:x="4.81cm" svg:y="18.78cm">
          <draw:text-box>
            <text:p text:style-name="P2">Región secuencial</text:p>
          </draw:text-box>
        </draw:frame>
        <draw:frame draw:style-name="gr7" draw:text-style-name="P3" draw:layer="layout" svg:width="6.032cm" svg:height="1.27cm" svg:x="4.81cm" svg:y="13.382cm">
          <draw:text-box>
            <text:p text:style-name="P2">Región paralela</text:p>
          </draw:text-box>
        </draw:frame>
        <draw:line draw:style-name="gr8" draw:text-style-name="P4" draw:layer="layout" svg:x1="11.16cm" svg:y1="8.937cm" svg:x2="12.747cm" svg:y2="7.985cm">
          <text:p/>
        </draw:line>
        <draw:frame draw:style-name="gr7" draw:text-style-name="P6" draw:layer="layout" svg:width="5.398cm" svg:height="1.27cm" svg:x="12.747cm" svg:y="7.35cm">
          <draw:text-box>
            <text:p text:style-name="P5">Hilo maestro</text:p>
          </draw:text-box>
        </draw:frame>
        <draw:line draw:style-name="gr8" draw:text-style-name="P4" draw:layer="layout" svg:x1="14.015cm" svg:y1="13.382cm" svg:x2="15.602cm" svg:y2="12.43cm">
          <text:p/>
        </draw:line>
        <draw:frame draw:style-name="gr9" draw:text-style-name="P8" draw:layer="layout" svg:width="3.813cm" svg:height="2.105cm" svg:x="15.602cm" svg:y="11.795cm">
          <draw:text-box>
            <text:p text:style-name="P7">Hilo</text:p>
          </draw:text-box>
        </draw:frame>
        <draw:line draw:style-name="gr8" draw:text-style-name="P4" draw:layer="layout" svg:x1="14.815cm" svg:y1="17.083cm" svg:x2="16.402cm" svg:y2="16.131cm">
          <text:p/>
        </draw:line>
        <draw:frame draw:style-name="gr9" draw:text-style-name="P6" draw:layer="layout" svg:width="3.813cm" svg:height="2.105cm" svg:x="16.402cm" svg:y="15.496cm">
          <draw:text-box>
            <text:p text:style-name="P5">Barrer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Garuda" svg:font-family="Garuda" style:font-pitch="variable"/>
    <style:font-face style:name="Manjari" svg:font-family="Manj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7T23:54:00.752522287</meta:creation-date>
    <dc:date>2021-12-08T00:16:26.217061890</dc:date>
    <meta:editing-duration>PT11M52S</meta:editing-duration>
    <meta:editing-cycles>6</meta:editing-cycles>
    <meta:generator>LibreOffice/7.0.2.2$Linux_X86_64 LibreOffice_project/00$Build-2</meta:generator>
    <meta:document-statistic meta:object-count="17"/>
  </office:meta>
</office:document-meta>
</file>